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paragraph-rsid="0013b191" style:font-size-asian="14pt" style:font-weight-asian="normal" style:font-size-complex="14pt" style:font-weight-complex="normal"/>
    </style:style>
    <style:style style:name="P3"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3b191" officeooo:paragraph-rsid="0013b191" style:font-size-asian="14pt" style:font-weight-asian="normal" style:font-size-complex="14pt" style:font-weight-complex="normal"/>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paragraph-rsid="0012e334"/>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Text_20_body">
      <style:paragraph-properties fo:text-align="end" style:justify-single-word="false"/>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transparent" style:font-size-asian="14pt" style:font-size-complex="14pt"/>
    </style:style>
    <style:style style:name="T1" style:family="text">
      <style:text-properties fo:font-size="16pt" style:font-size-asian="16pt" style:font-size-complex="16pt"/>
    </style:style>
    <style:style style:name="T2" style:family="text">
      <style:text-properties fo:font-weight="normal" style:font-weight-asian="normal" style:font-weight-complex="normal"/>
    </style:style>
    <style:style style:name="T3" style:family="text">
      <style:text-properties fo:font-weight="normal" officeooo:rsid="0012e334" style:font-weight-asian="normal" style:font-weight-complex="normal"/>
    </style:style>
    <style:style style:name="T4" style:family="text">
      <style:text-properties fo:font-variant="normal" fo:text-transform="none" fo:color="#000000" style:text-line-through-style="none" style:text-line-through-type="none" style:font-name="Times New Roman" fo:letter-spacing="normal" fo:font-style="normal" style:text-underline-style="none" style:text-blinking="false" fo:background-color="transparent" loext:char-shading-value="0" style:font-size-asian="14pt" style:font-size-complex="14pt"/>
    </style:style>
    <style:style style:name="T5" style:family="text">
      <style:text-properties style:font-size-asian="14pt" style:font-weight-asian="bold" style:font-size-complex="14pt" style:font-weight-complex="bold"/>
    </style:style>
    <style:style style:name="T6" style:family="text">
      <style:text-properties style:font-name="Times New Roman" style:font-size-asian="14pt" style:font-weight-asian="bold" style:font-size-complex="14pt" style:font-weight-complex="bold"/>
    </style:style>
    <style:style style:name="T7" style:family="text">
      <style:text-properties officeooo:rsid="0012e334"/>
    </style:style>
    <style:style style:name="T8" style:family="text">
      <style:text-properties officeooo:rsid="0013b191"/>
    </style:style>
    <style:style style:name="T9" style:family="text">
      <style:text-properties officeooo:rsid="00142d65"/>
    </style:style>
    <style:style style:name="T10" style:family="text">
      <style:text-properties officeooo:rsid="001456d1"/>
    </style:style>
    <style:style style:name="T11" style:family="text">
      <style:text-properties officeooo:rsid="00145e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Quiec florian<text:tab/></text:span><text:tab/><text:tab/><text:tab/><text:tab/><text:tab/><text:tab/><text:span text:style-name="T2">Hennebont, le </text:span><text:span text:style-name="T3">15</text:span><text:span text:style-name="T2">/0</text:span><text:span text:style-name="T3">5</text:span><text:span text:style-name="T2">/2019</text:span></text:p>
      <text:p text:style-name="P7">12 rue de l'Indépendance </text:p>
      <text:p text:style-name="P7">56700 Hennebont</text:p>
      <text:p text:style-name="P7">Tél: 07-84-66-29-59</text:p>
      <text:p text:style-name="P7"><text:a xlink:type="simple" xlink:href="mailto:florian.quiec@laposte.net" text:style-name="Internet_20_link" text:visited-style-name="Visited_20_Internet_20_Link">florian.quiec@laposte.net</text:a></text:p>
      <text:p text:style-name="P8">Ifremer</text:p>
      <text:p text:style-name="P8">Station de <text:span text:style-name="T7">Landunvez</text:span></text:p>
      <text:p text:style-name="P10">Unité de recherche Physiologie Fonctionnelle des Organismes Marins</text:p>
      <text:p text:style-name="P1"/>
      <text:p text:style-name="P6"><text:span text:style-name="T5">Candidature au poste de </text:span><text:span text:style-name="T4">Technicien en expérimentation animale</text:span><text:span text:style-name="T6">.</text:span></text:p>
      <text:p text:style-name="P9"/>
      <text:p text:style-name="P1">Madame, Monsieur,</text:p>
      <text:p text:style-name="P1"/>
      <text:p text:style-name="P1"><text:tab/><text:tab/>Ayant pris connaissance de votre offre d'emploi via votre site, je serais honoré d'embarquer avec l'Ifremer pour les mois à venir. </text:p>
      <text:p text:style-name="P1"/>
      <text:p text:style-name="P1"><text:tab/>Intéressé par l'opportunité de me rapprocher de ma formation initiale et du monde de la recherche océanographique, ce poste m'est très attractif.</text:p>
      <text:p text:style-name="P4">Bien que n'ayant pas de notion en aquaculture j'ai déjà eu la responsabilité de nombreux animaux <text:span text:style-name="T10">sensible</text:span> au cours de mon service civique en tant que soigneur animalier (oiseaux). J'ai conscience des astreinte<text:span text:style-name="T10">s</text:span> engendré<text:span text:style-name="T10">s</text:span> par le soin <text:span text:style-name="T10">à</text:span> des animaux vivant, le respect des prophylaxies et autres mesures d’hygiènes. J'ai régulièrement pratiqué la dissection que ce soit en licence ou en master et je suis à l'aise avec ce type de manipulation. </text:p>
      <text:p text:style-name="P4">Plusieurs cours de ma formation portaient sur les bivalves avec entre autre<text:span text:style-name="T11">s</text:span> ceux d'une chercheuse spécialisé dans ce taxon (Maryvon<text:span text:style-name="T9">ne</text:span> Charrier). <text:span text:style-name="T9">Je dispose ainsi d'une assez bonne connaissance de la physiologie de ces animaux.</text:span></text:p>
      <text:p text:style-name="P1">Les protocoles d'identifications, de mesures physico-chimiques et le traitement de données m'ont accompagné tout au long de mon cursus scolaire et me sont familiers. </text:p>
      <text:p text:style-name="P2">J'ai déjà participé à des travaux embarqués. J'aime le milieu marin et accepte les contraintes qui y sont rattachées. </text:p>
      <text:p text:style-name="P1"/>
      <text:p text:style-name="P1"/>
      <text:p text:style-name="P1"><text:tab/>J'ai bien conscience de l'attrait exercé par l'Ifremer au sein du monde de la recherche. Les avancés et travaux historiques menés par l'Ifremer sont à l'origine de nombreuses vocations scientifiques. Les thématiques écologiques et <text:span text:style-name="T8">écosystémiques</text:span> attachées à ce poste sont rares dans le monde du travail et me tiennent particulièrement à cœur.</text:p>
      <text:p text:style-name="P1"/>
      <text:p text:style-name="P1"><text:tab/>J’espère que le côté quelque peu atypique de mon profil pourront jouer en ma faveur. Soyez assurés de mon envie de me former au quotidien et de ma volonté d'effectuer un travail de qualité à chaque instant.</text:p>
      <text:p text:style-name="P3"/>
      <text:p text:style-name="P3">Quiec Florian <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20:46:32.50</meta:creation-date>
    <dc:date>2019-05-15T11:03:11.242000000</dc:date>
    <meta:editing-duration>PT17H3M4S</meta:editing-duration>
    <meta:editing-cycles>14</meta:editing-cycles>
    <meta:generator>LibreOffice/5.0.6.3$Windows_x86 LibreOffice_project/490fc03b25318460cfc54456516ea2519c11d1aa</meta:generator>
    <meta:document-statistic meta:table-count="0" meta:image-count="0" meta:object-count="0" meta:page-count="1" meta:paragraph-count="19" meta:word-count="319" meta:character-count="2105" meta:non-whitespace-character-count="1778"/>
  </office:meta>
</office:document-meta>
</file>